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ec12" officeooo:paragraph-rsid="0016ec12"/>
    </style:style>
    <style:style style:name="P2" style:family="paragraph" style:parent-style-name="Standard">
      <style:text-properties officeooo:rsid="0018cd02" officeooo:paragraph-rsid="0018cd02"/>
    </style:style>
    <style:style style:name="P3" style:family="paragraph" style:parent-style-name="Standard">
      <style:text-properties officeooo:rsid="0019388b" officeooo:paragraph-rsid="0019388b"/>
    </style:style>
    <style:style style:name="T1" style:family="text">
      <style:text-properties officeooo:rsid="0018cd02"/>
    </style:style>
    <style:style style:name="T2" style:family="text">
      <style:text-properties officeooo:rsid="00193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f the easiest way to hack a company is through people, then don’t rely on people to run your company.<text:line-break/><text:line-break/>All my repeat tasks are automated.<text:line-break/><text:line-break/>All my novel tasks are done by me and me alone.<text:line-break/>No one has access to the internal workings of my website.<text:line-break/><text:line-break/>My worst hack has been when someone went through my error logs and noticed a password.<text:line-break/>The thing is that password is both a dummy and is only for a dummy server on my local machine.<text:line-break/>I shouldn’t’ve put it there, but it doesn’t really matter.</text:p>
      <text:p text:style-name="P1"/>
      <text:p text:style-name="P1">I have a website that has amassed 1.4 million views most of them bots and spiders and crawlers, but some of them are real people and some people have signed up.<text:line-break/><text:line-break/>There is no barrier for entry for payment. Just become a user, and start using, and you will get paid. The economics of the payments means that I can give someone else a good product (an ad) and make a buck, while also giving you a pay out. If you’re the product, and you are being used, you deserve a kickback.</text:p>
      <text:p text:style-name="P1"/>
      <text:p text:style-name="P1">This way I can potentially employ 7 billion people, and focus on our one goal. Improving standard of living, and lowering cost of living.</text:p>
      <text:p text:style-name="P1"/>
      <text:p text:style-name="P1">How do we lower cost of living? We offer you services that normally cost you money for free. Like the ability to Get Paid without any upfront costs. The ability to react to things with gifs without charging you for what gifs you use. We give you a place to store as many notes as you like, in as many categories as you like, and to buy use create and sell dictionaries on different topics.<text:line-break/><text:line-break/>Why did I choose dictionaries as the database structure to fill out?</text:p>
      <text:p text:style-name="P1"/>
      <text:p text:style-name="P1">Well, dictionaries are needed before any other book can be written. A dictionary defines the religious world view of the person and their categories of reduction, deduction and induction. If you define women as “anyone who identifies as a woman”, then you get a circular definition, this means it just becomes “anyone who identifies as an anyone who identifies as an anyone who identifies as a …” See what you’re doing? You’ve fucked with your definitions and made it into a loop on identity. You don’t know what Identity is, because you identify with so much and so little of ordinary, that you feel it is ok to be a Frogperson, or a Transperson or a so on and so forth.<text:line-break/><text:line-break/><text:span text:style-name="T1">No, we need to keep careful attention to our definitions, because they construct our entire religious worldview.<text:line-break/><text:line-break/>We need one free miracle to start language off, and that is a book that doesn’t begin without a cardinality of 1 on circularity </text:span><text:span text:style-name="T2">is impossible</text:span><text:span text:style-name="T1">. Our dictionary can only refer to itself or it’s premises, nothing outside of it’s own language.<text:line-break/><text:line-break/>This is why different languages revolve, evolve, adapt, and redapt. Adaptation is linearly bound, therefor at a change of circumstances in reverse of what they were you get redaption. Like height going up and down, or weight. You can imagine in points of contention in our history, being a tough cunt / big cunt / mad cunt is essential to the deed of progress. You must fight for your survival, and sometimes self defence means striking first. If we took away the justice department and let everyone tango it out, it wouldn’t take long for the criminals to take what they can get.<text:line-break/><text:line-break/></text:span><text:soft-page-break/><text:span text:style-name="T1">The issue is is that crime is not sustainable, if you allow crime in your society how are you meant to maintain a sense of profitability and value growth. You do realise that the overall value of our society grows further and further each year. It’s just that some of that is offset on the debts of our children, so they will have to work harder (correction: earn more) to get what they need to survive.</text:span></text:p>
      <text:p text:style-name="P1"/>
      <text:p text:style-name="P2">Earning more will easily be achievable because there will be more overall value in the system.<text:line-break/>Money is not a zero sum game, it’s just that in game theory bluffing is essential to success, so with a tough enough game you’ll have to bluff. If you ever find yourself listening to everyone on the field, remember, you are only diluting Your opinion. You should only be listening to certain types of people, and they should be outcast by other certain types of people.</text:p>
      <text:p text:style-name="P1"/>
      <text:p text:style-name="P3">The existence of mantra denotes that circular definitions are indeed possible, useable, useful, and essential to progress. You need to be able to repeat a word infinite times and then say something, to be able to say everything. But that doesn’t mean we should keep our corporate dictionaries free from circular reasoning, the reason to do that is that means you ……. I dunno what it means. Why are circular definitions bad.</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2T23:10:33.402173697</meta:creation-date>
    <dc:date>2022-09-06T09:20:34.659487207</dc:date>
    <meta:editing-duration>PT34M39S</meta:editing-duration>
    <meta:editing-cycles>9</meta:editing-cycles>
    <meta:generator>LibreOffice/7.3.0.3$MacOSX_X86_64 LibreOffice_project/0f246aa12d0eee4a0f7adcefbf7c878fc2238db3</meta:generator>
    <meta:document-statistic meta:table-count="0" meta:image-count="0" meta:object-count="0" meta:page-count="2" meta:paragraph-count="7" meta:word-count="811" meta:character-count="4455" meta:non-whitespace-character-count="3642"/>
  </office:meta>
</office:document-meta>
</file>